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tro, Leo Christian E.</text:p>
      <text:p text:style-name="Standard"/>
      <text:p text:style-name="P1">Marvelous Internet Cafe</text:p>
      <text:list xml:id="list7593829983730988340" text:style-name="L1">
        <text:list-item>
          <text:p text:style-name="P3">Requirements and Specification:</text:p>
        </text:list-item>
      </text:list>
      <text:list xml:id="list1925956575222834438" text:style-name="L2">
        <text:list-item>
          <text:p text:style-name="P4">The client of our site is 18 yrs old above.</text:p>
        </text:list-item>
        <text:list-item>
          <text:p text:style-name="P4">Our site's goal is to facilitate our client's needs(locating our various internet cafes, know the prizes and promos of our internet cafe), we provide information about international esports games(we even stream <text:s/>the actual games at the site if you are a member).</text:p>
        </text:list-item>
        <text:list-item>
          <text:p text:style-name="P4">We hope that by creating a website, we attract and facilitate our <text:s/>clients needs, and we could update them with their supporting esports team, making us gain more visitors.</text:p>
        </text:list-item>
        <text:list-item>
          <text:p text:style-name="P4">The requirements is an internet connection, and if you are a member you will need <text:s/>an account.</text:p>
        </text:list-item>
        <text:list-item>
          <text:p text:style-name="P4">The success of the site may depend on how many people visit our site daily.</text:p>
        </text:list-item>
        <text:list-item>
          <text:p text:style-name="P4">The target audience are users who loves playing with other player. (this will encourage them to play together at the cafe regularly).</text:p>
        </text:list-item>
        <text:list-item>
          <text:p text:style-name="P4">We provide high end gaming pc, for better user experience.</text:p>
        </text:list-item>
      </text:list>
      <text:p text:style-name="P2"/>
      <text:p text:style-name="P2"/>
      <text:p text:style-name="P2"/>
      <text:list xml:id="list8986770920541954186" text:style-name="L3">
        <text:list-item>
          <text:list>
            <text:list-item>
              <text:p text:style-name="P5">Information design and Taxonomy Creation.</text:p>
              <text:p text:style-name="P5">-Results</text:p>
              <text:p text:style-name="P5">-League of legends</text:p>
              <text:p text:style-name="P5">*NA LCS</text:p>
              <text:p text:style-name="P5"><text:s text:c="2"/>~(show <text:s/>all teams of north american league)</text:p>
              <text:p text:style-name="P5">*EU LCS</text:p>
              <text:p text:style-name="P5">~(show <text:s/>all teams of european league)</text:p>
              <text:p text:style-name="P5">*LCK</text:p>
              <text:p text:style-name="P5">~(show <text:s/>all teams of …....................)</text:p>
              <text:p text:style-name="P5">*LPL</text:p>
              <text:p text:style-name="P5">~(show <text:s/>all teams of …....................)</text:p>
              <text:p text:style-name="P5">*LMS</text:p>
              <text:p text:style-name="P5">~(show <text:s/>all teams of …....................)</text:p>
              <text:p text:style-name="P5">*GPL</text:p>
              <text:p text:style-name="P5">~(show <text:s/>all teams of …...................)</text:p>
              <text:p text:style-name="P5">*CbLoL</text:p>
              <text:p text:style-name="P5">~(show <text:s/>all teams of …....................)</text:p>
              <text:p text:style-name="P5">*LLN</text:p>
              <text:p text:style-name="P5">~(show <text:s/>all teams of …....................)</text:p>
              <text:p text:style-name="P5">*CLS</text:p>
              <text:p text:style-name="P5">~(show <text:s/>all teams of ….....................)</text:p>
              <text:p text:style-name="P5">*TCL</text:p>
              <text:p text:style-name="P5">~(show <text:s/>all teams of ….....................)</text:p>
              <text:p text:style-name="P5">*LCL</text:p>
              <text:p text:style-name="P5">~(show <text:s/>all teams of …....................)</text:p>
              <text:p text:style-name="P5">*OPL</text:p>
              <text:p text:style-name="P5">~(show <text:s/>all teams of …....................)</text:p>
              <text:p text:style-name="P5"/>
              <text:p text:style-name="P5">-CounterStrike-Go</text:p>
              <text:p text:style-name="P5">*</text:p>
              <text:p text:style-name="P5"><text:soft-page-break/></text:p>
              <text:p text:style-name="P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2:21:38.19</meta:creation-date>
    <dc:date>2018-02-21T13:33:37.11</dc:date>
    <meta:editing-duration>PT1H3M59S</meta:editing-duration>
    <meta:editing-cycles>2</meta:editing-cycles>
    <meta:generator>OpenOffice.org/3.4.1$Win32 OpenOffice.org_project/341m1$Build-9593</meta:generator>
    <meta:document-statistic meta:table-count="0" meta:image-count="0" meta:object-count="0" meta:page-count="2" meta:paragraph-count="39" meta:word-count="252" meta:character-count="1580"/>
  </office:meta>
</office:document-meta>
</file>